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7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5.03mm"/>
    </style:style>
    <style:style style:name="co4" style:family="table-column">
      <style:table-column-properties fo:break-before="auto" style:column-width="7.0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.91mm"/>
    </style:style>
    <style:style style:name="co7" style:family="table-column">
      <style:table-column-properties fo:break-before="auto" style:column-width="6.44mm"/>
    </style:style>
    <style:style style:name="co8" style:family="table-column">
      <style:table-column-properties fo:break-before="auto" style:column-width="7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bmCommonSetting-StaffBaseRankRange" table:style-name="ta1">
        <table:shapes>
          <draw:frame draw:z-index="0" draw:style-name="gr1" draw:text-style-name="P1" svg:width="160.11mm" svg:height="90.04mm" svg:x="227.89mm" svg:y="488.21mm">
            <draw:object draw:notify-on-update-of-ranges="'MbmCommonSetting-StaffBaseRankRange'.A1:'MbmCommonSetting-StaffBaseRankRange'.A1 'MbmCommonSetting-StaffBaseRankRange'.A2:'MbmCommonSetting-StaffBaseRankRange'.A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39.43mm" svg:height="181.04mm" svg:x="88.82mm" svg:y="226.63mm">
            <draw:object draw:notify-on-update-of-ranges="'MbmCommonSetting-StaffBaseRankRange'.A2:'MbmCommonSetting-StaffBaseRankRange'.A88 'MbmCommonSetting-StaffBaseRankRange'.B1:'MbmCommonSetting-StaffBaseRankRange'.B1 'MbmCommonSetting-StaffBaseRankRange'.B2:'MbmCommonSetting-StaffBaseRankRange'.B88 'MbmCommonSetting-StaffBaseRankRange'.A2:'MbmCommonSetting-StaffBaseRankRange'.A88 'MbmCommonSetting-StaffBaseRankRange'.C1:'MbmCommonSetting-StaffBaseRankRange'.C1 'MbmCommonSetting-StaffBaseRankRange'.C2:'MbmCommonSetting-StaffBaseRankRange'.C88 'MbmCommonSetting-StaffBaseRankRange'.A2:'MbmCommonSetting-StaffBaseRankRange'.A88 'MbmCommonSetting-StaffBaseRankRange'.D1:'MbmCommonSetting-StaffBaseRankRange'.D1 'MbmCommonSetting-StaffBaseRankRange'.D2:'MbmCommonSetting-StaffBaseRankRange'.D88 'MbmCommonSetting-StaffBaseRankRange'.A2:'MbmCommonSetting-StaffBaseRankRange'.A88 'MbmCommonSetting-StaffBaseRankRange'.E1:'MbmCommonSetting-StaffBaseRankRange'.E1 'MbmCommonSetting-StaffBaseRankRange'.E2:'MbmCommonSetting-StaffBaseRankRange'.E88 'MbmCommonSetting-StaffBaseRankRange'.A2:'MbmCommonSetting-StaffBaseRankRange'.A88 'MbmCommonSetting-StaffBaseRankRange'.F1:'MbmCommonSetting-StaffBaseRankRange'.F1 'MbmCommonSetting-StaffBaseRankRange'.F2:'MbmCommonSetting-StaffBaseRankRange'.F88 'MbmCommonSetting-StaffBaseRankRange'.A2:'MbmCommonSetting-StaffBaseRankRange'.A88 'MbmCommonSetting-StaffBaseRankRange'.G1:'MbmCommonSetting-StaffBaseRankRange'.G1 'MbmCommonSetting-StaffBaseRankRange'.G2:'MbmCommonSetting-StaffBaseRankRange'.G88 'MbmCommonSetting-StaffBaseRankRange'.A2:'MbmCommonSetting-StaffBaseRankRange'.A88 'MbmCommonSetting-StaffBaseRankRange'.H1:'MbmCommonSetting-StaffBaseRankRange'.H1 'MbmCommonSetting-StaffBaseRankRange'.H2:'MbmCommonSetting-StaffBaseRankRange'.H88 'MbmCommonSetting-StaffBaseRankRange'.A2:'MbmCommonSetting-StaffBaseRankRange'.A88 'MbmCommonSetting-StaffBaseRankRange'.I1:'MbmCommonSetting-StaffBaseRankRange'.I1 'MbmCommonSetting-StaffBaseRankRange'.I2:'MbmCommonSetting-StaffBaseRankRange'.I88 'MbmCommonSetting-StaffBaseRankRange'.A2:'MbmCommonSetting-StaffBaseRankRange'.A88 'MbmCommonSetting-StaffBaseRankRange'.J1:'MbmCommonSetting-StaffBaseRankRange'.J1 'MbmCommonSetting-StaffBaseRankRange'.J2:'MbmCommonSetting-StaffBaseRankRange'.J88 'MbmCommonSetting-StaffBaseRankRange'.A2:'MbmCommonSetting-StaffBaseRankRange'.A88 'MbmCommonSetting-StaffBaseRankRange'.K1:'MbmCommonSetting-StaffBaseRankRange'.K1 'MbmCommonSetting-StaffBaseRankRange'.K2:'MbmCommonSetting-StaffBaseRankRange'.K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81.78mm" svg:height="219.06mm" svg:x="85.98mm" svg:y="2.2mm">
            <draw:object draw:notify-on-update-of-ranges="'MbmCommonSetting-StaffBaseRankRange'.A2:'MbmCommonSetting-StaffBaseRankRange'.A88 'MbmCommonSetting-StaffBaseRankRange'.M2:'MbmCommonSetting-StaffBaseRankRange'.M53 'MbmCommonSetting-StaffBaseRankRange'.B1:'MbmCommonSetting-StaffBaseRankRange'.B1 'MbmCommonSetting-StaffBaseRankRange'.B2:'MbmCommonSetting-StaffBaseRankRange'.B88 'MbmCommonSetting-StaffBaseRankRange'.C1:'MbmCommonSetting-StaffBaseRankRange'.C1 'MbmCommonSetting-StaffBaseRankRange'.C2:'MbmCommonSetting-StaffBaseRankRange'.C88 'MbmCommonSetting-StaffBaseRankRange'.D1:'MbmCommonSetting-StaffBaseRankRange'.D1 'MbmCommonSetting-StaffBaseRankRange'.D2:'MbmCommonSetting-StaffBaseRankRange'.D88 'MbmCommonSetting-StaffBaseRankRange'.E1:'MbmCommonSetting-StaffBaseRankRange'.E1 'MbmCommonSetting-StaffBaseRankRange'.E2:'MbmCommonSetting-StaffBaseRankRange'.E88 'MbmCommonSetting-StaffBaseRankRange'.F1:'MbmCommonSetting-StaffBaseRankRange'.F1 'MbmCommonSetting-StaffBaseRankRange'.F2:'MbmCommonSetting-StaffBaseRankRange'.F88 'MbmCommonSetting-StaffBaseRankRange'.G1:'MbmCommonSetting-StaffBaseRankRange'.G1 'MbmCommonSetting-StaffBaseRankRange'.G2:'MbmCommonSetting-StaffBaseRankRange'.G88 'MbmCommonSetting-StaffBaseRankRange'.H1:'MbmCommonSetting-StaffBaseRankRange'.H1 'MbmCommonSetting-StaffBaseRankRange'.H2:'MbmCommonSetting-StaffBaseRankRange'.H88 'MbmCommonSetting-StaffBaseRankRange'.I1:'MbmCommonSetting-StaffBaseRankRange'.I1 'MbmCommonSetting-StaffBaseRankRange'.I2:'MbmCommonSetting-StaffBaseRankRange'.I88 'MbmCommonSetting-StaffBaseRankRange'.J1:'MbmCommonSetting-StaffBaseRankRange'.J1 'MbmCommonSetting-StaffBaseRankRange'.J2:'MbmCommonSetting-StaffBaseRankRange'.J88 'MbmCommonSetting-StaffBaseRankRange'.K1:'MbmCommonSetting-StaffBaseRankRange'.K1 'MbmCommonSetting-StaffBaseRankRange'.K2:'MbmCommonSetting-StaffBaseRankRange'.K8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talSectionL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p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27.16mm" svg:height="169.73mm" svg:x="229.96mm" svg:y="31.34mm">
            <draw:object draw:notify-on-update-of-ranges="Sheet2.C1:Sheet2.C4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A1]^[.B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[.A2]^[.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formula="of:=[.A3]^[.B3]" office:value-type="float" office:value="1.23114441334492" calcext:value-type="float">
            <text:p>1.2311444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formula="of:=[.A4]^[.B4]" office:value-type="float" office:value="1.55184557391536" calcext:value-type="float">
            <text:p>1.55184557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A5]^[.B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formula="of:=[.A6]^[.B6]" office:value-type="float" office:value="2.62652780440377" calcext:value-type="float">
            <text:p>2.6265278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A7]^[.B7]" office:value-type="float" office:value="3.50514408640719" calcext:value-type="float">
            <text:p>3.50514408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table:formula="of:=[.A8]^[.B8]" office:value-type="float" office:value="4.74327639380337" calcext:value-type="float">
            <text:p>4.74327639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formula="of:=[.A9]^[.B9]" office:value-type="float" office:value="6.49801917084989" calcext:value-type="float">
            <text:p>6.49801917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10]^[.B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table:formula="of:=[.A11]^[.B11]" office:value-type="float" office:value="12.5892541179417" calcext:value-type="float">
            <text:p>12.58925411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table:formula="of:=[.A12]^[.B12]" office:value-type="float" office:value="17.769336928224" calcext:value-type="float">
            <text:p>17.76933692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table:formula="of:=[.A13]^[.B13]" office:value-type="float" office:value="25.2892307921337" calcext:value-type="float">
            <text:p>25.28923079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table:formula="of:=[.A14]^[.B14]" office:value-type="float" office:value="36.2677566665581" calcext:value-type="float">
            <text:p>36.26775666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formula="of:=[.A15]^[.B15]" office:value-type="float" office:value="52.3832034148352" calcext:value-type="float">
            <text:p>52.3832034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table:formula="of:=[.A16]^[.B16]" office:value-type="float" office:value="76.1633458798111" calcext:value-type="float">
            <text:p>76.16334587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.7</text:p>
          </table:table-cell>
          <table:table-cell table:formula="of:=[.A17]^[.B17]" office:value-type="float" office:value="111.430472101904" calcext:value-type="float">
            <text:p>111.43047210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.8</text:p>
          </table:table-cell>
          <table:table-cell table:formula="of:=[.A18]^[.B18]" office:value-type="float" office:value="163.986485559087" calcext:value-type="float">
            <text:p>163.98648555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table:formula="of:=[.A19]^[.B19]" office:value-type="float" office:value="242.670932899225" calcext:value-type="float">
            <text:p>242.67093289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A20]^[.B20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" calcext:value-type="float">
            <text:p>2.1</text:p>
          </table:table-cell>
          <table:table-cell table:formula="of:=[.A21]^[.B21]" office:value-type="float" office:value="539.713139069425" calcext:value-type="float">
            <text:p>539.71313906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2" calcext:value-type="float">
            <text:p>2.2</text:p>
          </table:table-cell>
          <table:table-cell table:formula="of:=[.A22]^[.B22]" office:value-type="float" office:value="810.741582678372" calcext:value-type="float">
            <text:p>810.74158267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3" calcext:value-type="float">
            <text:p>2.3</text:p>
          </table:table-cell>
          <table:table-cell table:formula="of:=[.A23]^[.B23]" office:value-type="float" office:value="1223.41039394737" calcext:value-type="float">
            <text:p>1223.41039394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.4</text:p>
          </table:table-cell>
          <table:table-cell table:formula="of:=[.A24]^[.B24]" office:value-type="float" office:value="1854.15828663765" calcext:value-type="float">
            <text:p>1854.15828663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table:formula="of:=[.A25]^[.B25]" office:value-type="float" office:value="2821.81218368622" calcext:value-type="float">
            <text:p>2821.81218368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.6</text:p>
          </table:table-cell>
          <table:table-cell table:formula="of:=[.A26]^[.B26]" office:value-type="float" office:value="4311.6551920663" calcext:value-type="float">
            <text:p>4311.65519206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7" calcext:value-type="float">
            <text:p>2.7</text:p>
          </table:table-cell>
          <table:table-cell table:formula="of:=[.A27]^[.B27]" office:value-type="float" office:value="6613.44946770869" calcext:value-type="float">
            <text:p>6613.44946770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8" calcext:value-type="float">
            <text:p>2.8</text:p>
          </table:table-cell>
          <table:table-cell table:formula="of:=[.A28]^[.B28]" office:value-type="float" office:value="10181.6588104587" calcext:value-type="float">
            <text:p>10181.65881045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9" calcext:value-type="float">
            <text:p>2.9</text:p>
          </table:table-cell>
          <table:table-cell table:formula="of:=[.A29]^[.B29]" office:value-type="float" office:value="15731.0709892171" calcext:value-type="float">
            <text:p>15731.07098921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A30]^[.B30]" office:value-type="float" office:value="24389" calcext:value-type="float">
            <text:p>243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.1</text:p>
          </table:table-cell>
          <table:table-cell table:formula="of:=[.A31]^[.B31]" office:value-type="float" office:value="37938.1273150585" calcext:value-type="float">
            <text:p>37938.12731505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2" calcext:value-type="float">
            <text:p>3.2</text:p>
          </table:table-cell>
          <table:table-cell table:formula="of:=[.A32]^[.B32]" office:value-type="float" office:value="59204.8684222089" calcext:value-type="float">
            <text:p>59204.86842220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table:formula="of:=[.A33]^[.B33]" office:value-type="float" office:value="92681.9000236831" calcext:value-type="float">
            <text:p>92681.90002368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4" calcext:value-type="float">
            <text:p>3.4</text:p>
          </table:table-cell>
          <table:table-cell table:formula="of:=[.A34]^[.B34]" office:value-type="float" office:value="145528.279711485" calcext:value-type="float">
            <text:p>145528.2797114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5" calcext:value-type="float">
            <text:p>3.5</text:p>
          </table:table-cell>
          <table:table-cell table:formula="of:=[.A35]^[.B35]" office:value-type="float" office:value="229179.733275" calcext:value-type="float">
            <text:p>229179.7332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6" calcext:value-type="float">
            <text:p>3.6</text:p>
          </table:table-cell>
          <table:table-cell table:formula="of:=[.A36]^[.B36]" office:value-type="float" office:value="361946.981943399" calcext:value-type="float">
            <text:p>361946.9819433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7" calcext:value-type="float">
            <text:p>3.7</text:p>
          </table:table-cell>
          <table:table-cell table:formula="of:=[.A37]^[.B37]" office:value-type="float" office:value="573217.252061473" calcext:value-type="float">
            <text:p>573217.2520614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8" calcext:value-type="float">
            <text:p>3.8</text:p>
          </table:table-cell>
          <table:table-cell table:formula="of:=[.A38]^[.B38]" office:value-type="float" office:value="910262.290287913" calcext:value-type="float">
            <text:p>910262.2902879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9" calcext:value-type="float">
            <text:p>3.9</text:p>
          </table:table-cell>
          <table:table-cell table:formula="of:=[.A39]^[.B39]" office:value-type="float" office:value="1449292.44006844" calcext:value-type="float">
            <text:p>1449292.440068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A40]^[.B40]" office:value-type="float" office:value="2313441" calcext:value-type="float">
            <text:p>23134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1" calcext:value-type="float">
            <text:p>4.1</text:p>
          </table:table-cell>
          <table:table-cell table:formula="of:=[.A41]^[.B41]" office:value-type="float" office:value="3702081.40695532" calcext:value-type="float">
            <text:p>3702081.406955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2" calcext:value-type="float">
            <text:p>4.2</text:p>
          </table:table-cell>
          <table:table-cell table:formula="of:=[.A42]^[.B42]" office:value-type="float" office:value="5938711.09344506" calcext:value-type="float">
            <text:p>5938711.093445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3" calcext:value-type="float">
            <text:p>4.3</text:p>
          </table:table-cell>
          <table:table-cell table:formula="of:=[.A43]^[.B43]" office:value-type="float" office:value="9549309.04583989" calcext:value-type="float">
            <text:p>9549309.045839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4" calcext:value-type="float">
            <text:p>4.4</text:p>
          </table:table-cell>
          <table:table-cell table:formula="of:=[.A44]^[.B44]" office:value-type="float" office:value="15390800.3506217" calcext:value-type="float">
            <text:p>15390800.35062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5" calcext:value-type="float">
            <text:p>4.5</text:p>
          </table:table-cell>
          <table:table-cell table:formula="of:=[.A45]^[.B45]" office:value-type="float" office:value="24862056.2204638" calcext:value-type="float">
            <text:p>24862056.22046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6" calcext:value-type="float">
            <text:p>4.6</text:p>
          </table:table-cell>
          <table:table-cell table:formula="of:=[.A46]^[.B46]" office:value-type="float" office:value="40251082.3819167" calcext:value-type="float">
            <text:p>40251082.38191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7" calcext:value-type="float">
            <text:p>4.7</text:p>
          </table:table-cell>
          <table:table-cell table:formula="of:=[.A47]^[.B47]" office:value-type="float" office:value="65307312.0015134" calcext:value-type="float">
            <text:p>65307312.00151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438.4mm" svg:height="174.9mm" svg:x="129.56mm" svg:y="182.12mm">
            <draw:object draw:notify-on-update-of-ranges="Sheet3.A1:Sheet3.A1 Sheet3.A2:Sheet3.A88 Sheet3.B1:Sheet3.B1 Sheet3.B2:Sheet3.B88 Sheet3.A1:Sheet3.A1 Sheet3.A2:Sheet3.A88 Sheet3.C1:Sheet3.C1 Sheet3.C2:Sheet3.C88 Sheet3.A1:Sheet3.A1 Sheet3.A2:Sheet3.A88 Sheet3.D1:Sheet3.D1 Sheet3.D2:Sheet3.D88 Sheet3.A1:Sheet3.A1 Sheet3.A2:Sheet3.A88 Sheet3.E1:Sheet3.E1 Sheet3.E2:Sheet3.E88 Sheet3.A1:Sheet3.A1 Sheet3.A2:Sheet3.A88 Sheet3.F1:Sheet3.F1 Sheet3.F2:Sheet3.F88 Sheet3.A1:Sheet3.A1 Sheet3.A2:Sheet3.A88 Sheet3.G1:Sheet3.G1 Sheet3.G2:Sheet3.G88 Sheet3.A1:Sheet3.A1 Sheet3.A2:Sheet3.A88 Sheet3.H1:Sheet3.H1 Sheet3.H2:Sheet3.H88 Sheet3.A1:Sheet3.A1 Sheet3.A2:Sheet3.A88 Sheet3.I1:Sheet3.I1 Sheet3.I2:Sheet3.I88 Sheet3.A1:Sheet3.A1 Sheet3.A2:Sheet3.A88 Sheet3.J1:Sheet3.J1 Sheet3.J2:Sheet3.J88 Sheet3.A1:Sheet3.A1 Sheet3.A2:Sheet3.A88 Sheet3.K1:Sheet3.K1 Sheet3.K2:Sheet3.K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otalSectionL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2]/7" office:value-type="float" office:value="0" calcext:value-type="float">
            <text:p>0</text:p>
          </table:table-cell>
          <table:table-cell table:formula="of:=[.A2]/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3]/7" office:value-type="float" office:value="0.142857142857143" calcext:value-type="float">
            <text:p>0.1428571429</text:p>
          </table:table-cell>
          <table:table-cell table:formula="of:=[.A3]/6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4]/7" office:value-type="float" office:value="0.285714285714286" calcext:value-type="float">
            <text:p>0.2857142857</text:p>
          </table:table-cell>
          <table:table-cell table:formula="of:=[.A4]/6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5]/7" office:value-type="float" office:value="0.428571428571429" calcext:value-type="float">
            <text:p>0.4285714286</text:p>
          </table:table-cell>
          <table:table-cell table:formula="of:=[.A5]/6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6]/7" office:value-type="float" office:value="0.571428571428571" calcext:value-type="float">
            <text:p>0.5714285714</text:p>
          </table:table-cell>
          <table:table-cell table:formula="of:=[.A6]/6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7]/7" office:value-type="float" office:value="0.714285714285714" calcext:value-type="float">
            <text:p>0.7142857143</text:p>
          </table:table-cell>
          <table:table-cell table:formula="of:=[.A7]/6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8]/7" office:value-type="float" office:value="0.857142857142857" calcext:value-type="float">
            <text:p>0.8571428571</text:p>
          </table:table-cell>
          <table:table-cell table:formula="of:=[.A8]/6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9]/7" office:value-type="float" office:value="1" calcext:value-type="float">
            <text:p>1</text:p>
          </table:table-cell>
          <table:table-cell table:formula="of:=[.A9]/6" office:value-type="float" office:value="1.16666666666667" calcext:value-type="float">
            <text:p>1.1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10]/7" office:value-type="float" office:value="1.14285714285714" calcext:value-type="float">
            <text:p>1.1428571429</text:p>
          </table:table-cell>
          <table:table-cell table:formula="of:=[.A10]/6" office:value-type="float" office:value="1.33333333333333" calcext:value-type="float">
            <text:p>1.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11]/7" office:value-type="float" office:value="1.42857142857143" calcext:value-type="float">
            <text:p>1.4285714286</text:p>
          </table:table-cell>
          <table:table-cell table:formula="of:=[.A11]/6" office:value-type="float" office:value="1.66666666666667" calcext:value-type="float">
            <text:p>1.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12]/7" office:value-type="float" office:value="1.71428571428571" calcext:value-type="float">
            <text:p>1.7142857143</text:p>
          </table:table-cell>
          <table:table-cell table:formula="of:=[.A12]/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13]/7" office:value-type="float" office:value="2" calcext:value-type="float">
            <text:p>2</text:p>
          </table:table-cell>
          <table:table-cell table:formula="of:=[.A13]/6" office:value-type="float" office:value="2.33333333333333" calcext:value-type="float">
            <text:p>2.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14]/7" office:value-type="float" office:value="3" calcext:value-type="float">
            <text:p>3</text:p>
          </table:table-cell>
          <table:table-cell table:formula="of:=[.A14]/6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15]/7" office:value-type="float" office:value="4" calcext:value-type="float">
            <text:p>4</text:p>
          </table:table-cell>
          <table:table-cell table:formula="of:=[.A15]/6" office:value-type="float" office:value="4.66666666666667" calcext:value-type="float">
            <text:p>4.6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16]/7" office:value-type="float" office:value="5" calcext:value-type="float">
            <text:p>5</text:p>
          </table:table-cell>
          <table:table-cell table:formula="of:=[.A16]/6" office:value-type="float" office:value="5.83333333333333" calcext:value-type="float">
            <text:p>5.83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17]/7" office:value-type="float" office:value="6" calcext:value-type="float">
            <text:p>6</text:p>
          </table:table-cell>
          <table:table-cell table:formula="of:=[.A17]/6"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18]/7" office:value-type="float" office:value="7" calcext:value-type="float">
            <text:p>7</text:p>
          </table:table-cell>
          <table:table-cell table:formula="of:=[.A18]/6" office:value-type="float" office:value="8.16666666666667" calcext:value-type="float">
            <text:p>8.1666666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19]/7" office:value-type="float" office:value="8" calcext:value-type="float">
            <text:p>8</text:p>
          </table:table-cell>
          <table:table-cell table:formula="of:=[.A19]/6" office:value-type="float" office:value="9.33333333333333" calcext:value-type="float">
            <text:p>9.3333333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20]/7" office:value-type="float" office:value="9" calcext:value-type="float">
            <text:p>9</text:p>
          </table:table-cell>
          <table:table-cell table:formula="of:=[.A20]/6"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21]/7" office:value-type="float" office:value="10" calcext:value-type="float">
            <text:p>10</text:p>
          </table:table-cell>
          <table:table-cell table:formula="of:=[.A21]/6" office:value-type="float" office:value="11.6666666666667" calcext:value-type="float">
            <text:p>11.66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22]/7" office:value-type="float" office:value="11" calcext:value-type="float">
            <text:p>11</text:p>
          </table:table-cell>
          <table:table-cell table:formula="of:=[.A22]/6" office:value-type="float" office:value="12.8333333333333" calcext:value-type="float">
            <text:p>12.83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23]/7" office:value-type="float" office:value="12" calcext:value-type="float">
            <text:p>12</text:p>
          </table:table-cell>
          <table:table-cell table:formula="of:=[.A23]/6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24]/7" office:value-type="float" office:value="13" calcext:value-type="float">
            <text:p>13</text:p>
          </table:table-cell>
          <table:table-cell table:formula="of:=[.A24]/6" office:value-type="float" office:value="15.1666666666667" calcext:value-type="float">
            <text:p>15.16666666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25]/7" office:value-type="float" office:value="14" calcext:value-type="float">
            <text:p>14</text:p>
          </table:table-cell>
          <table:table-cell table:formula="of:=[.A25]/6" office:value-type="float" office:value="16.3333333333333" calcext:value-type="float">
            <text:p>16.33333333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26]/7" office:value-type="float" office:value="15" calcext:value-type="float">
            <text:p>15</text:p>
          </table:table-cell>
          <table:table-cell table:formula="of:=[.A26]/6"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27]/7" office:value-type="float" office:value="16" calcext:value-type="float">
            <text:p>16</text:p>
          </table:table-cell>
          <table:table-cell table:formula="of:=[.A27]/6" office:value-type="float" office:value="18.6666666666667" calcext:value-type="float">
            <text:p>18.666666666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8]/7" office:value-type="float" office:value="17" calcext:value-type="float">
            <text:p>17</text:p>
          </table:table-cell>
          <table:table-cell table:formula="of:=[.A28]/6" office:value-type="float" office:value="19.8333333333333" calcext:value-type="float">
            <text:p>19.83333333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9]/7" office:value-type="float" office:value="18" calcext:value-type="float">
            <text:p>18</text:p>
          </table:table-cell>
          <table:table-cell table:formula="of:=[.A29]/6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0]/7" office:value-type="float" office:value="19" calcext:value-type="float">
            <text:p>19</text:p>
          </table:table-cell>
          <table:table-cell table:formula="of:=[.A30]/6" office:value-type="float" office:value="22.1666666666667" calcext:value-type="float">
            <text:p>22.16666666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1]/7" office:value-type="float" office:value="20" calcext:value-type="float">
            <text:p>20</text:p>
          </table:table-cell>
          <table:table-cell table:formula="of:=[.A31]/6" office:value-type="float" office:value="23.3333333333333" calcext:value-type="float">
            <text:p>23.33333333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2]/7" office:value-type="float" office:value="21" calcext:value-type="float">
            <text:p>21</text:p>
          </table:table-cell>
          <table:table-cell table:formula="of:=[.A32]/6"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3]/7" office:value-type="float" office:value="22" calcext:value-type="float">
            <text:p>22</text:p>
          </table:table-cell>
          <table:table-cell table:formula="of:=[.A33]/6" office:value-type="float" office:value="25.6666666666667" calcext:value-type="float">
            <text:p>25.66666666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4]/7" office:value-type="float" office:value="23" calcext:value-type="float">
            <text:p>23</text:p>
          </table:table-cell>
          <table:table-cell table:formula="of:=[.A34]/6" office:value-type="float" office:value="26.8333333333333" calcext:value-type="float">
            <text:p>26.83333333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5]/7" office:value-type="float" office:value="24" calcext:value-type="float">
            <text:p>24</text:p>
          </table:table-cell>
          <table:table-cell table:formula="of:=[.A35]/6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6]/7" office:value-type="float" office:value="25" calcext:value-type="float">
            <text:p>25</text:p>
          </table:table-cell>
          <table:table-cell table:formula="of:=[.A36]/6" office:value-type="float" office:value="29.1666666666667" calcext:value-type="float">
            <text:p>29.166666666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7]/7" office:value-type="float" office:value="26" calcext:value-type="float">
            <text:p>26</text:p>
          </table:table-cell>
          <table:table-cell table:formula="of:=[.A37]/6" office:value-type="float" office:value="30.3333333333333" calcext:value-type="float">
            <text:p>30.33333333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8]/7" office:value-type="float" office:value="27" calcext:value-type="float">
            <text:p>27</text:p>
          </table:table-cell>
          <table:table-cell table:formula="of:=[.A38]/6"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9]/7" office:value-type="float" office:value="28" calcext:value-type="float">
            <text:p>28</text:p>
          </table:table-cell>
          <table:table-cell table:formula="of:=[.A39]/6" office:value-type="float" office:value="32.6666666666667" calcext:value-type="float">
            <text:p>32.666666666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40]/7" office:value-type="float" office:value="29" calcext:value-type="float">
            <text:p>29</text:p>
          </table:table-cell>
          <table:table-cell table:formula="of:=[.A40]/6" office:value-type="float" office:value="33.8333333333333" calcext:value-type="float">
            <text:p>33.83333333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1]/7" office:value-type="float" office:value="30" calcext:value-type="float">
            <text:p>30</text:p>
          </table:table-cell>
          <table:table-cell table:formula="of:=[.A41]/6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2]/7" office:value-type="float" office:value="31" calcext:value-type="float">
            <text:p>31</text:p>
          </table:table-cell>
          <table:table-cell table:formula="of:=[.A42]/6" office:value-type="float" office:value="36.1666666666667" calcext:value-type="float">
            <text:p>36.16666666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3]/7" office:value-type="float" office:value="32" calcext:value-type="float">
            <text:p>32</text:p>
          </table:table-cell>
          <table:table-cell table:formula="of:=[.A43]/6" office:value-type="float" office:value="37.3333333333333" calcext:value-type="float">
            <text:p>37.333333333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4]/7" office:value-type="float" office:value="33" calcext:value-type="float">
            <text:p>33</text:p>
          </table:table-cell>
          <table:table-cell table:formula="of:=[.A44]/6"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5]/7" office:value-type="float" office:value="34" calcext:value-type="float">
            <text:p>34</text:p>
          </table:table-cell>
          <table:table-cell table:formula="of:=[.A45]/6" office:value-type="float" office:value="39.6666666666667" calcext:value-type="float">
            <text:p>39.666666666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6]/7" office:value-type="float" office:value="35" calcext:value-type="float">
            <text:p>35</text:p>
          </table:table-cell>
          <table:table-cell table:formula="of:=[.A46]/6" office:value-type="float" office:value="40.8333333333333" calcext:value-type="float">
            <text:p>40.833333333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7]/7" office:value-type="float" office:value="36" calcext:value-type="float">
            <text:p>36</text:p>
          </table:table-cell>
          <table:table-cell table:formula="of:=[.A47]/6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8]/7" office:value-type="float" office:value="37" calcext:value-type="float">
            <text:p>37</text:p>
          </table:table-cell>
          <table:table-cell table:formula="of:=[.A48]/6" office:value-type="float" office:value="43.1666666666667" calcext:value-type="float">
            <text:p>43.166666666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9]/7" office:value-type="float" office:value="38" calcext:value-type="float">
            <text:p>38</text:p>
          </table:table-cell>
          <table:table-cell table:formula="of:=[.A49]/6" office:value-type="float" office:value="44.3333333333333" calcext:value-type="float">
            <text:p>44.333333333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50]/7" office:value-type="float" office:value="39" calcext:value-type="float">
            <text:p>39</text:p>
          </table:table-cell>
          <table:table-cell table:formula="of:=[.A50]/6" office:value-type="float" office:value="45.5" calcext:value-type="float">
            <text:p>45.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1]/7" office:value-type="float" office:value="40" calcext:value-type="float">
            <text:p>40</text:p>
          </table:table-cell>
          <table:table-cell table:formula="of:=[.A51]/6"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2]/7" office:value-type="float" office:value="41" calcext:value-type="float">
            <text:p>41</text:p>
          </table:table-cell>
          <table:table-cell table:formula="of:=[.A52]/6" office:value-type="float" office:value="47.8333333333333" calcext:value-type="float">
            <text:p>47.833333333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3]/7" office:value-type="float" office:value="42" calcext:value-type="float">
            <text:p>42</text:p>
          </table:table-cell>
          <table:table-cell table:formula="of:=[.A53]/6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4]/7" office:value-type="float" office:value="43" calcext:value-type="float">
            <text:p>43</text:p>
          </table:table-cell>
          <table:table-cell table:formula="of:=[.A54]/6" office:value-type="float" office:value="50.1666666666667" calcext:value-type="float">
            <text:p>50.166666666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5]/7" office:value-type="float" office:value="44" calcext:value-type="float">
            <text:p>44</text:p>
          </table:table-cell>
          <table:table-cell table:formula="of:=[.A55]/6" office:value-type="float" office:value="51.3333333333333" calcext:value-type="float">
            <text:p>51.333333333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6]/7" office:value-type="float" office:value="45" calcext:value-type="float">
            <text:p>45</text:p>
          </table:table-cell>
          <table:table-cell table:formula="of:=[.A56]/6"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7]/7" office:value-type="float" office:value="46" calcext:value-type="float">
            <text:p>46</text:p>
          </table:table-cell>
          <table:table-cell table:formula="of:=[.A57]/6" office:value-type="float" office:value="53.6666666666667" calcext:value-type="float">
            <text:p>53.666666666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8]/7" office:value-type="float" office:value="47" calcext:value-type="float">
            <text:p>47</text:p>
          </table:table-cell>
          <table:table-cell table:formula="of:=[.A58]/6" office:value-type="float" office:value="54.8333333333333" calcext:value-type="float">
            <text:p>54.833333333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9]/7" office:value-type="float" office:value="48" calcext:value-type="float">
            <text:p>48</text:p>
          </table:table-cell>
          <table:table-cell table:formula="of:=[.A59]/6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60]/7" office:value-type="float" office:value="49" calcext:value-type="float">
            <text:p>49</text:p>
          </table:table-cell>
          <table:table-cell table:formula="of:=[.A60]/6" office:value-type="float" office:value="57.1666666666667" calcext:value-type="float">
            <text:p>57.166666666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61]/7" office:value-type="float" office:value="50" calcext:value-type="float">
            <text:p>50</text:p>
          </table:table-cell>
          <table:table-cell table:formula="of:=[.A61]/6" office:value-type="float" office:value="58.3333333333333" calcext:value-type="float">
            <text:p>58.333333333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62]/7" office:value-type="float" office:value="51" calcext:value-type="float">
            <text:p>51</text:p>
          </table:table-cell>
          <table:table-cell table:formula="of:=[.A62]/6"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63]/7" office:value-type="float" office:value="52" calcext:value-type="float">
            <text:p>52</text:p>
          </table:table-cell>
          <table:table-cell table:formula="of:=[.A63]/6" office:value-type="float" office:value="60.6666666666667" calcext:value-type="float">
            <text:p>60.666666666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64]/7" office:value-type="float" office:value="53" calcext:value-type="float">
            <text:p>53</text:p>
          </table:table-cell>
          <table:table-cell table:formula="of:=[.A64]/6" office:value-type="float" office:value="61.8333333333333" calcext:value-type="float">
            <text:p>61.833333333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65]/7" office:value-type="float" office:value="54" calcext:value-type="float">
            <text:p>54</text:p>
          </table:table-cell>
          <table:table-cell table:formula="of:=[.A65]/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66]/7" office:value-type="float" office:value="55" calcext:value-type="float">
            <text:p>55</text:p>
          </table:table-cell>
          <table:table-cell table:formula="of:=[.A66]/6" office:value-type="float" office:value="64.1666666666667" calcext:value-type="float">
            <text:p>64.166666666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67]/7" office:value-type="float" office:value="56" calcext:value-type="float">
            <text:p>56</text:p>
          </table:table-cell>
          <table:table-cell table:formula="of:=[.A67]/6" office:value-type="float" office:value="65.3333333333333" calcext:value-type="float">
            <text:p>65.333333333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68]/7" office:value-type="float" office:value="57" calcext:value-type="float">
            <text:p>57</text:p>
          </table:table-cell>
          <table:table-cell table:formula="of:=[.A68]/6"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A69]/7" office:value-type="float" office:value="58" calcext:value-type="float">
            <text:p>58</text:p>
          </table:table-cell>
          <table:table-cell table:formula="of:=[.A69]/6" office:value-type="float" office:value="67.6666666666667" calcext:value-type="float">
            <text:p>67.666666666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A70]/7" office:value-type="float" office:value="59" calcext:value-type="float">
            <text:p>59</text:p>
          </table:table-cell>
          <table:table-cell table:formula="of:=[.A70]/6" office:value-type="float" office:value="68.8333333333333" calcext:value-type="float">
            <text:p>68.833333333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A71]/7" office:value-type="float" office:value="60" calcext:value-type="float">
            <text:p>60</text:p>
          </table:table-cell>
          <table:table-cell table:formula="of:=[.A71]/6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A72]/7" office:value-type="float" office:value="61" calcext:value-type="float">
            <text:p>61</text:p>
          </table:table-cell>
          <table:table-cell table:formula="of:=[.A72]/6" office:value-type="float" office:value="71.1666666666667" calcext:value-type="float">
            <text:p>71.166666666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A73]/7" office:value-type="float" office:value="62" calcext:value-type="float">
            <text:p>62</text:p>
          </table:table-cell>
          <table:table-cell table:formula="of:=[.A73]/6" office:value-type="float" office:value="72.3333333333333" calcext:value-type="float">
            <text:p>72.333333333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A74]/7" office:value-type="float" office:value="63" calcext:value-type="float">
            <text:p>63</text:p>
          </table:table-cell>
          <table:table-cell table:formula="of:=[.A74]/6"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A75]/7" office:value-type="float" office:value="64" calcext:value-type="float">
            <text:p>64</text:p>
          </table:table-cell>
          <table:table-cell table:formula="of:=[.A75]/6" office:value-type="float" office:value="74.6666666666667" calcext:value-type="float">
            <text:p>74.666666666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A76]/7" office:value-type="float" office:value="65" calcext:value-type="float">
            <text:p>65</text:p>
          </table:table-cell>
          <table:table-cell table:formula="of:=[.A76]/6" office:value-type="float" office:value="75.8333333333333" calcext:value-type="float">
            <text:p>75.833333333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A77]/7" office:value-type="float" office:value="74" calcext:value-type="float">
            <text:p>74</text:p>
          </table:table-cell>
          <table:table-cell table:formula="of:=[.A77]/6" office:value-type="float" office:value="86.3333333333333" calcext:value-type="float">
            <text:p>86.333333333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78]/7" office:value-type="float" office:value="82" calcext:value-type="float">
            <text:p>82</text:p>
          </table:table-cell>
          <table:table-cell table:formula="of:=[.A78]/6" office:value-type="float" office:value="95.6666666666667" calcext:value-type="float">
            <text:p>95.666666666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A79]/7" office:value-type="float" office:value="90" calcext:value-type="float">
            <text:p>90</text:p>
          </table:table-cell>
          <table:table-cell table:formula="of:=[.A79]/6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A80]/7" office:value-type="float" office:value="98" calcext:value-type="float">
            <text:p>98</text:p>
          </table:table-cell>
          <table:table-cell table:formula="of:=[.A80]/6" office:value-type="float" office:value="114.333333333333" calcext:value-type="float">
            <text:p>114.333333333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A81]/7" office:value-type="float" office:value="104" calcext:value-type="float">
            <text:p>104</text:p>
          </table:table-cell>
          <table:table-cell table:formula="of:=[.A81]/6" office:value-type="float" office:value="121.333333333333" calcext:value-type="float">
            <text:p>121.333333333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A82]/7" office:value-type="float" office:value="108" calcext:value-type="float">
            <text:p>108</text:p>
          </table:table-cell>
          <table:table-cell table:formula="of:=[.A82]/6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83]/7" office:value-type="float" office:value="112" calcext:value-type="float">
            <text:p>112</text:p>
          </table:table-cell>
          <table:table-cell table:formula="of:=[.A83]/6" office:value-type="float" office:value="130.666666666667" calcext:value-type="float">
            <text:p>130.666666666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A84]/7" office:value-type="float" office:value="116" calcext:value-type="float">
            <text:p>116</text:p>
          </table:table-cell>
          <table:table-cell table:formula="of:=[.A84]/6" office:value-type="float" office:value="135.333333333333" calcext:value-type="float">
            <text:p>135.333333333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A85]/7" office:value-type="float" office:value="120" calcext:value-type="float">
            <text:p>120</text:p>
          </table:table-cell>
          <table:table-cell table:formula="of:=[.A85]/6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A86]/7" office:value-type="float" office:value="124" calcext:value-type="float">
            <text:p>124</text:p>
          </table:table-cell>
          <table:table-cell table:formula="of:=[.A86]/6" office:value-type="float" office:value="144.666666666667" calcext:value-type="float">
            <text:p>144.666666666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A87]/7" office:value-type="float" office:value="126" calcext:value-type="float">
            <text:p>126</text:p>
          </table:table-cell>
          <table:table-cell table:formula="of:=[.A87]/6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[.A88]/7" office:value-type="float" office:value="130" calcext:value-type="float">
            <text:p>130</text:p>
          </table:table-cell>
          <table:table-cell table:formula="of:=[.A88]/6" office:value-type="float" office:value="151.666666666667" calcext:value-type="float">
            <text:p>151.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 style:data-style-name="N2" text:time-value="22:08:49.8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5T22:58:11.180000000</dc:date>
    <meta:editing-duration>PT10H13M39S</meta:editing-duration>
    <meta:editing-cycles>5</meta:editing-cycles>
    <meta:generator>LibreOffice/4.4.1.2$Windows_x86 LibreOffice_project/45e2de17089c24a1fa810c8f975a7171ba4cd432</meta:generator>
    <meta:document-statistic meta:table-count="3" meta:cell-count="226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3.841cm" svg:height="17.491cm" xlink:href=".." xlink:type="simple" chart:class="chart:scatter" chart:style-name="ch1">
        <chart:legend chart:legend-position="end" svg:x="41.941cm" svg:y="6.205cm" style:legend-expansion="high" chart:style-name="ch2"/>
        <chart:plot-area chart:style-name="ch3" table:cell-range-address="Sheet3.A1:Sheet3.K88" chart:data-source-has-labels="row" svg:x="1.939cm" svg:y="0.36cm" svg:width="34.826cm" svg:height="15.991cm">
          <chartooo:coordinate-region svg:x="2.746cm" svg:y="0.559cm" svg:width="33.647cm" svg:height="15.1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88" chart:label-cell-address="Sheet3.B1:Sheet3.B1" chart:class="chart:scatter">
            <chart:domain table:cell-range-address="Sheet3.A2:Sheet3.A88"/>
            <chart:data-point chart:repeated="87"/>
          </chart:series>
          <chart:series chart:style-name="ch7" chart:values-cell-range-address="Sheet3.C2:Sheet3.C88" chart:label-cell-address="Sheet3.C1:Sheet3.C1" chart:class="chart:scatter">
            <chart:data-point chart:repeated="87"/>
          </chart:series>
          <chart:series chart:style-name="ch8" chart:values-cell-range-address="Sheet3.D2:Sheet3.D88" chart:label-cell-address="Sheet3.D1:Sheet3.D1" chart:class="chart:scatter">
            <chart:data-point chart:repeated="87"/>
          </chart:series>
          <chart:series chart:style-name="ch9" chart:values-cell-range-address="Sheet3.E2:Sheet3.E88" chart:label-cell-address="Sheet3.E1:Sheet3.E1" chart:class="chart:scatter">
            <chart:data-point chart:repeated="87"/>
          </chart:series>
          <chart:series chart:style-name="ch10" chart:values-cell-range-address="Sheet3.F2:Sheet3.F88" chart:label-cell-address="Sheet3.F1:Sheet3.F1" chart:class="chart:scatter">
            <chart:data-point chart:repeated="87"/>
          </chart:series>
          <chart:series chart:style-name="ch11" chart:values-cell-range-address="Sheet3.G2:Sheet3.G88" chart:label-cell-address="Sheet3.G1:Sheet3.G1" chart:class="chart:scatter">
            <chart:data-point chart:repeated="87"/>
          </chart:series>
          <chart:series chart:style-name="ch12" chart:values-cell-range-address="Sheet3.H2:Sheet3.H88" chart:label-cell-address="Sheet3.H1:Sheet3.H1" chart:class="chart:scatter">
            <chart:data-point chart:repeated="87"/>
          </chart:series>
          <chart:series chart:style-name="ch13" chart:values-cell-range-address="Sheet3.I2:Sheet3.I88" chart:label-cell-address="Sheet3.I1:Sheet3.I1" chart:class="chart:scatter">
            <chart:data-point chart:repeated="87"/>
          </chart:series>
          <chart:series chart:style-name="ch14" chart:values-cell-range-address="Sheet3.J2:Sheet3.J88" chart:label-cell-address="Sheet3.J1:Sheet3.J1" chart:class="chart:scatter">
            <chart:data-point chart:repeated="87"/>
          </chart:series>
          <chart:series chart:style-name="ch15" chart:values-cell-range-address="Sheet3.K2:Sheet3.K88" chart:label-cell-address="Sheet3.K1:Sheet3.K1" chart:class="chart:scatter">
            <chart:data-point chart:repeated="8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</text:p>
                <draw:g>
                  <svg:desc>Sheet3.B1:Sheet3.B1</svg:desc>
                </draw:g>
              </table:table-cell>
              <table:table-cell office:value-type="string">
                <text:p>f</text:p>
                <draw:g>
                  <svg:desc>Sheet3.C1:Sheet3.C1</svg:desc>
                </draw:g>
              </table:table-cell>
              <table:table-cell office:value-type="string">
                <text:p>e</text:p>
                <draw:g>
                  <svg:desc>Sheet3.D1:Sheet3.D1</svg:desc>
                </draw:g>
              </table:table-cell>
              <table:table-cell office:value-type="string">
                <text:p>d</text:p>
                <draw:g>
                  <svg:desc>Sheet3.E1:Sheet3.E1</svg:desc>
                </draw:g>
              </table:table-cell>
              <table:table-cell office:value-type="string">
                <text:p>c</text:p>
                <draw:g>
                  <svg:desc>Sheet3.F1:Sheet3.F1</svg:desc>
                </draw:g>
              </table:table-cell>
              <table:table-cell office:value-type="string">
                <text:p>b</text:p>
                <draw:g>
                  <svg:desc>Sheet3.G1:Sheet3.G1</svg:desc>
                </draw:g>
              </table:table-cell>
              <table:table-cell office:value-type="string">
                <text:p>a</text:p>
                <draw:g>
                  <svg:desc>Sheet3.H1:Sheet3.H1</svg:desc>
                </draw:g>
              </table:table-cell>
              <table:table-cell office:value-type="string">
                <text:p>s</text:p>
                <draw:g>
                  <svg:desc>Sheet3.I1:Sheet3.I1</svg:desc>
                </draw:g>
              </table:table-cell>
              <table:table-cell office:value-type="string">
                <text:p>sp</text:p>
                <draw:g>
                  <svg:desc>Sheet3.J1:Sheet3.J1</svg:desc>
                </draw:g>
              </table:table-cell>
              <table:table-cell office:value-type="string">
                <text:p>spp</text:p>
                <draw:g>
                  <svg:desc>Sheet3.K1:Sheet3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88</svg:desc>
                </draw:g>
              </table:table-cell>
              <table:table-cell office:value-type="float" office:value="10">
                <text:p>10</text:p>
                <draw:g>
                  <svg:desc>Sheet3.B2:Sheet3.B88</svg:desc>
                </draw:g>
              </table:table-cell>
              <table:table-cell office:value-type="float" office:value="90">
                <text:p>90</text:p>
                <draw:g>
                  <svg:desc>Sheet3.C2:Sheet3.C88</svg:desc>
                </draw:g>
              </table:table-cell>
              <table:table-cell office:value-type="float" office:value="0">
                <text:p>0</text:p>
                <draw:g>
                  <svg:desc>Sheet3.D2:Sheet3.D88</svg:desc>
                </draw:g>
              </table:table-cell>
              <table:table-cell office:value-type="float" office:value="0">
                <text:p>0</text:p>
                <draw:g>
                  <svg:desc>Sheet3.E2:Sheet3.E88</svg:desc>
                </draw:g>
              </table:table-cell>
              <table:table-cell office:value-type="float" office:value="0">
                <text:p>0</text:p>
                <draw:g>
                  <svg:desc>Sheet3.F2:Sheet3.F88</svg:desc>
                </draw:g>
              </table:table-cell>
              <table:table-cell office:value-type="float" office:value="0">
                <text:p>0</text:p>
                <draw:g>
                  <svg:desc>Sheet3.G2:Sheet3.G88</svg:desc>
                </draw:g>
              </table:table-cell>
              <table:table-cell office:value-type="float" office:value="0">
                <text:p>0</text:p>
                <draw:g>
                  <svg:desc>Sheet3.H2:Sheet3.H88</svg:desc>
                </draw:g>
              </table:table-cell>
              <table:table-cell office:value-type="float" office:value="0">
                <text:p>0</text:p>
                <draw:g>
                  <svg:desc>Sheet3.I2:Sheet3.I88</svg:desc>
                </draw:g>
              </table:table-cell>
              <table:table-cell office:value-type="float" office:value="0">
                <text:p>0</text:p>
                <draw:g>
                  <svg:desc>Sheet3.J2:Sheet3.J88</svg:desc>
                </draw:g>
              </table:table-cell>
              <table:table-cell office:value-type="float" office:value="0">
                <text:p>0</text:p>
                <draw:g>
                  <svg:desc>Sheet3.K2:Sheet3.K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6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8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6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4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2">
                <text:p>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line" chart:style-name="ch1">
        <chart:legend chart:legend-position="end" svg:x="12.525cm" svg:y="4.203cm" style:legend-expansion="high" chart:style-name="ch2"/>
        <chart:plot-area chart:style-name="ch3" table:cell-range-address="'MbmCommonSetting-StaffBaseRankRange'.A1:'MbmCommonSetting-StaffBaseRankRange'.A88" chart:data-source-has-labels="row" svg:x="-0.032cm" svg:y="0.391cm" svg:width="11.882cm" svg:height="8.644cm">
          <chartooo:coordinate-region svg:x="0.96cm" svg:y="0.59cm" svg:width="10.877cm" svg:height="7.6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bmCommonSetting-StaffBaseRankRange'.A2:'MbmCommonSetting-StaffBaseRankRange'.A88" chart:label-cell-address="'MbmCommonSetting-StaffBaseRankRange'.A1:'MbmCommonSetting-StaffBaseRankRange'.A1" chart:class="chart:line">
            <chart:data-point chart:repeated="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SectionLv</text:p>
                <draw:g>
                  <svg:desc>'MbmCommonSetting-StaffBaseRankRange'.A1:'MbmCommonSetting-StaffBaseRankRang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bmCommonSetting-StaffBaseRankRange'.A2:'MbmCommonSetting-StaffBaseRankRange'.A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0">
                <text:p>9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717cm" svg:height="16.974cm" xlink:href=".." xlink:type="simple" chart:class="chart:line" chart:style-name="ch1">
        <chart:legend chart:legend-position="end" svg:x="19.865cm" svg:y="8.188cm" style:legend-expansion="high" chart:style-name="ch2"/>
        <chart:plot-area chart:style-name="ch3" table:cell-range-address="Sheet2.C1:Sheet2.C47" svg:x="0.454cm" svg:y="0.339cm" svg:width="18.957cm" svg:height="16.296cm">
          <chartooo:coordinate-region svg:x="2.187cm" svg:y="0.538cm" svg:width="17.037cm" svg:height="15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:Sheet2.C47" chart:class="chart:line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C1:Sheet2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114441334492">
                <text:p>1.23114441334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5184557391536">
                <text:p>1.55184557391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2652780440377">
                <text:p>2.62652780440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0514408640719">
                <text:p>3.50514408640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4327639380337">
                <text:p>4.74327639380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9801917084989">
                <text:p>6.49801917084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5892541179417">
                <text:p>12.58925411794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769336928224">
                <text:p>17.769336928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2892307921337">
                <text:p>25.2892307921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2677566665581">
                <text:p>36.2677566665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3832034148352">
                <text:p>52.3832034148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.1633458798111">
                <text:p>76.1633458798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.430472101904">
                <text:p>111.430472101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.986485559087">
                <text:p>163.986485559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2.670932899225">
                <text:p>242.670932899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9.713139069425">
                <text:p>539.7131390694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0.741582678372">
                <text:p>810.7415826783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3.41039394737">
                <text:p>1223.410393947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4.15828663765">
                <text:p>1854.15828663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21.81218368622">
                <text:p>2821.812183686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11.6551920663">
                <text:p>4311.65519206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13.44946770869">
                <text:p>6613.44946770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81.6588104587">
                <text:p>10181.65881045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31.0709892171">
                <text:p>15731.07098921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389">
                <text:p>24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938.1273150585">
                <text:p>37938.1273150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204.8684222089">
                <text:p>59204.86842220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681.9000236831">
                <text:p>92681.90002368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5528.279711485">
                <text:p>145528.279711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9179.733275">
                <text:p>229179.733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1946.981943399">
                <text:p>361946.981943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3217.252061473">
                <text:p>573217.252061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0262.290287913">
                <text:p>910262.2902879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9292.44006844">
                <text:p>1449292.440068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13441">
                <text:p>2313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02081.40695532">
                <text:p>3702081.40695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38711.09344506">
                <text:p>5938711.093445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49309.04583989">
                <text:p>9549309.04583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90800.3506217">
                <text:p>15390800.35062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862056.2204638">
                <text:p>24862056.22046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251082.3819167">
                <text:p>40251082.3819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307312.0015134">
                <text:p>65307312.00151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53.944cm" svg:height="18.105cm" xlink:href=".." xlink:type="simple" chart:class="chart:scatter" chart:style-name="ch1">
        <chart:legend chart:legend-position="end" svg:x="52.044cm" svg:y="6.512cm" style:legend-expansion="high" chart:style-name="ch2"/>
        <chart:plot-area chart:style-name="ch3" table:cell-range-address="'MbmCommonSetting-StaffBaseRankRange'.A2:'MbmCommonSetting-StaffBaseRankRange'.K88 'MbmCommonSetting-StaffBaseRankRange'.B1:'MbmCommonSetting-StaffBaseRankRange'.K1" chart:data-source-has-labels="row" svg:x="0.622cm" svg:y="0.806cm" svg:width="48.811cm" svg:height="16.521cm">
          <chartooo:coordinate-region svg:x="1.429cm" svg:y="1.005cm" svg:width="47.632cm" svg:height="15.6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bmCommonSetting-StaffBaseRankRange'.B2:'MbmCommonSetting-StaffBaseRankRange'.B88" chart:label-cell-address="'MbmCommonSetting-StaffBaseRankRange'.B1:'MbmCommonSetting-StaffBaseRankRange'.B1" chart:class="chart:scatter">
            <chart:domain table:cell-range-address="'MbmCommonSetting-StaffBaseRankRange'.A2:'MbmCommonSetting-StaffBaseRankRange'.A88"/>
            <chart:data-point chart:repeated="87"/>
          </chart:series>
          <chart:series chart:style-name="ch7" chart:values-cell-range-address="'MbmCommonSetting-StaffBaseRankRange'.C2:'MbmCommonSetting-StaffBaseRankRange'.C88" chart:label-cell-address="'MbmCommonSetting-StaffBaseRankRange'.C1:'MbmCommonSetting-StaffBaseRankRange'.C1" chart:class="chart:scatter">
            <chart:data-point chart:repeated="87"/>
          </chart:series>
          <chart:series chart:style-name="ch8" chart:values-cell-range-address="'MbmCommonSetting-StaffBaseRankRange'.D2:'MbmCommonSetting-StaffBaseRankRange'.D88" chart:label-cell-address="'MbmCommonSetting-StaffBaseRankRange'.D1:'MbmCommonSetting-StaffBaseRankRange'.D1" chart:class="chart:scatter">
            <chart:data-point chart:repeated="87"/>
          </chart:series>
          <chart:series chart:style-name="ch9" chart:values-cell-range-address="'MbmCommonSetting-StaffBaseRankRange'.E2:'MbmCommonSetting-StaffBaseRankRange'.E88" chart:label-cell-address="'MbmCommonSetting-StaffBaseRankRange'.E1:'MbmCommonSetting-StaffBaseRankRange'.E1" chart:class="chart:scatter">
            <chart:data-point chart:repeated="87"/>
          </chart:series>
          <chart:series chart:style-name="ch10" chart:values-cell-range-address="'MbmCommonSetting-StaffBaseRankRange'.F2:'MbmCommonSetting-StaffBaseRankRange'.F88" chart:label-cell-address="'MbmCommonSetting-StaffBaseRankRange'.F1:'MbmCommonSetting-StaffBaseRankRange'.F1" chart:class="chart:scatter">
            <chart:data-point chart:repeated="87"/>
          </chart:series>
          <chart:series chart:style-name="ch11" chart:values-cell-range-address="'MbmCommonSetting-StaffBaseRankRange'.G2:'MbmCommonSetting-StaffBaseRankRange'.G88" chart:label-cell-address="'MbmCommonSetting-StaffBaseRankRange'.G1:'MbmCommonSetting-StaffBaseRankRange'.G1" chart:class="chart:scatter">
            <chart:data-point chart:repeated="87"/>
          </chart:series>
          <chart:series chart:style-name="ch12" chart:values-cell-range-address="'MbmCommonSetting-StaffBaseRankRange'.H2:'MbmCommonSetting-StaffBaseRankRange'.H88" chart:label-cell-address="'MbmCommonSetting-StaffBaseRankRange'.H1:'MbmCommonSetting-StaffBaseRankRange'.H1" chart:class="chart:scatter">
            <chart:data-point chart:repeated="87"/>
          </chart:series>
          <chart:series chart:style-name="ch13" chart:values-cell-range-address="'MbmCommonSetting-StaffBaseRankRange'.I2:'MbmCommonSetting-StaffBaseRankRange'.I88" chart:label-cell-address="'MbmCommonSetting-StaffBaseRankRange'.I1:'MbmCommonSetting-StaffBaseRankRange'.I1" chart:class="chart:scatter">
            <chart:data-point chart:repeated="87"/>
          </chart:series>
          <chart:series chart:style-name="ch14" chart:values-cell-range-address="'MbmCommonSetting-StaffBaseRankRange'.J2:'MbmCommonSetting-StaffBaseRankRange'.J88" chart:label-cell-address="'MbmCommonSetting-StaffBaseRankRange'.J1:'MbmCommonSetting-StaffBaseRankRange'.J1" chart:class="chart:scatter">
            <chart:data-point chart:repeated="87"/>
          </chart:series>
          <chart:series chart:style-name="ch15" chart:values-cell-range-address="'MbmCommonSetting-StaffBaseRankRange'.K2:'MbmCommonSetting-StaffBaseRankRange'.K88" chart:label-cell-address="'MbmCommonSetting-StaffBaseRankRange'.K1:'MbmCommonSetting-StaffBaseRankRange'.K1" chart:class="chart:scatter">
            <chart:data-point chart:repeated="8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</text:p>
                <draw:g>
                  <svg:desc>'MbmCommonSetting-StaffBaseRankRange'.B1:'MbmCommonSetting-StaffBaseRankRange'.B1</svg:desc>
                </draw:g>
              </table:table-cell>
              <table:table-cell office:value-type="string">
                <text:p>f</text:p>
                <draw:g>
                  <svg:desc>'MbmCommonSetting-StaffBaseRankRange'.C1:'MbmCommonSetting-StaffBaseRankRange'.C1</svg:desc>
                </draw:g>
              </table:table-cell>
              <table:table-cell office:value-type="string">
                <text:p>e</text:p>
                <draw:g>
                  <svg:desc>'MbmCommonSetting-StaffBaseRankRange'.D1:'MbmCommonSetting-StaffBaseRankRange'.D1</svg:desc>
                </draw:g>
              </table:table-cell>
              <table:table-cell office:value-type="string">
                <text:p>d</text:p>
                <draw:g>
                  <svg:desc>'MbmCommonSetting-StaffBaseRankRange'.E1:'MbmCommonSetting-StaffBaseRankRange'.E1</svg:desc>
                </draw:g>
              </table:table-cell>
              <table:table-cell office:value-type="string">
                <text:p>c</text:p>
                <draw:g>
                  <svg:desc>'MbmCommonSetting-StaffBaseRankRange'.F1:'MbmCommonSetting-StaffBaseRankRange'.F1</svg:desc>
                </draw:g>
              </table:table-cell>
              <table:table-cell office:value-type="string">
                <text:p>b</text:p>
                <draw:g>
                  <svg:desc>'MbmCommonSetting-StaffBaseRankRange'.G1:'MbmCommonSetting-StaffBaseRankRange'.G1</svg:desc>
                </draw:g>
              </table:table-cell>
              <table:table-cell office:value-type="string">
                <text:p>a</text:p>
                <draw:g>
                  <svg:desc>'MbmCommonSetting-StaffBaseRankRange'.H1:'MbmCommonSetting-StaffBaseRankRange'.H1</svg:desc>
                </draw:g>
              </table:table-cell>
              <table:table-cell office:value-type="string">
                <text:p>s</text:p>
                <draw:g>
                  <svg:desc>'MbmCommonSetting-StaffBaseRankRange'.I1:'MbmCommonSetting-StaffBaseRankRange'.I1</svg:desc>
                </draw:g>
              </table:table-cell>
              <table:table-cell office:value-type="string">
                <text:p>sp</text:p>
                <draw:g>
                  <svg:desc>'MbmCommonSetting-StaffBaseRankRange'.J1:'MbmCommonSetting-StaffBaseRankRange'.J1</svg:desc>
                </draw:g>
              </table:table-cell>
              <table:table-cell office:value-type="string">
                <text:p>spp</text:p>
                <draw:g>
                  <svg:desc>'MbmCommonSetting-StaffBaseRankRange'.K1:'MbmCommonSetting-StaffBaseRankRange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bmCommonSetting-StaffBaseRankRange'.A2:'MbmCommonSetting-StaffBaseRankRange'.A88</svg:desc>
                </draw:g>
              </table:table-cell>
              <table:table-cell office:value-type="float" office:value="10">
                <text:p>10</text:p>
                <draw:g>
                  <svg:desc>'MbmCommonSetting-StaffBaseRankRange'.B2:'MbmCommonSetting-StaffBaseRankRange'.B88</svg:desc>
                </draw:g>
              </table:table-cell>
              <table:table-cell office:value-type="float" office:value="90">
                <text:p>90</text:p>
                <draw:g>
                  <svg:desc>'MbmCommonSetting-StaffBaseRankRange'.C2:'MbmCommonSetting-StaffBaseRankRange'.C88</svg:desc>
                </draw:g>
              </table:table-cell>
              <table:table-cell office:value-type="float" office:value="0">
                <text:p>0</text:p>
                <draw:g>
                  <svg:desc>'MbmCommonSetting-StaffBaseRankRange'.D2:'MbmCommonSetting-StaffBaseRankRange'.D88</svg:desc>
                </draw:g>
              </table:table-cell>
              <table:table-cell office:value-type="float" office:value="0">
                <text:p>0</text:p>
                <draw:g>
                  <svg:desc>'MbmCommonSetting-StaffBaseRankRange'.E2:'MbmCommonSetting-StaffBaseRankRange'.E88</svg:desc>
                </draw:g>
              </table:table-cell>
              <table:table-cell office:value-type="float" office:value="0">
                <text:p>0</text:p>
                <draw:g>
                  <svg:desc>'MbmCommonSetting-StaffBaseRankRange'.F2:'MbmCommonSetting-StaffBaseRankRange'.F88</svg:desc>
                </draw:g>
              </table:table-cell>
              <table:table-cell office:value-type="float" office:value="0">
                <text:p>0</text:p>
                <draw:g>
                  <svg:desc>'MbmCommonSetting-StaffBaseRankRange'.G2:'MbmCommonSetting-StaffBaseRankRange'.G88</svg:desc>
                </draw:g>
              </table:table-cell>
              <table:table-cell office:value-type="float" office:value="0">
                <text:p>0</text:p>
                <draw:g>
                  <svg:desc>'MbmCommonSetting-StaffBaseRankRange'.H2:'MbmCommonSetting-StaffBaseRankRange'.H88</svg:desc>
                </draw:g>
              </table:table-cell>
              <table:table-cell office:value-type="float" office:value="0">
                <text:p>0</text:p>
                <draw:g>
                  <svg:desc>'MbmCommonSetting-StaffBaseRankRange'.I2:'MbmCommonSetting-StaffBaseRankRange'.I88</svg:desc>
                </draw:g>
              </table:table-cell>
              <table:table-cell office:value-type="float" office:value="0">
                <text:p>0</text:p>
                <draw:g>
                  <svg:desc>'MbmCommonSetting-StaffBaseRankRange'.J2:'MbmCommonSetting-StaffBaseRankRange'.J88</svg:desc>
                </draw:g>
              </table:table-cell>
              <table:table-cell office:value-type="float" office:value="0">
                <text:p>0</text:p>
                <draw:g>
                  <svg:desc>'MbmCommonSetting-StaffBaseRankRange'.K2:'MbmCommonSetting-StaffBaseRankRange'.K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6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8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6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4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2">
                <text:p>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8.179cm" svg:height="21.907cm" xlink:href=".." xlink:type="simple" chart:class="chart:line" chart:column-mapping="0 1 2 3 4 5 6 7 8 9" chart:style-name="ch1">
        <chart:legend chart:legend-position="end" svg:x="45.274cm" svg:y="8.164cm" style:legend-expansion="high" chart:style-name="ch2"/>
        <chart:plot-area chart:style-name="ch3" table:cell-range-address="'MbmCommonSetting-StaffBaseRankRange'.A1:'MbmCommonSetting-StaffBaseRankRange'.K88 'MbmCommonSetting-StaffBaseRankRange'.M2:'MbmCommonSetting-StaffBaseRankRange'.M53" chart:data-source-has-labels="both" svg:x="0.963cm" svg:y="0.438cm" svg:width="43.348cm" svg:height="21.031cm">
          <chartooo:coordinate-region svg:x="1.584cm" svg:y="0.637cm" svg:width="42.261cm" svg:height="19.787cm"/>
          <chart:axis chart:dimension="x" chart:name="primary-x" chart:style-name="ch4" chartooo:axis-type="auto">
            <chartooo:date-scale/>
            <chart:categories table:cell-range-address="'MbmCommonSetting-StaffBaseRankRange'.A2:'MbmCommonSetting-StaffBaseRankRange'.A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bmCommonSetting-StaffBaseRankRange'.M2:'MbmCommonSetting-StaffBaseRankRange'.M53" chart:class="chart:line">
            <chart:data-point chart:repeated="52"/>
          </chart:series>
          <chart:series chart:style-name="ch7" chart:values-cell-range-address="'MbmCommonSetting-StaffBaseRankRange'.B2:'MbmCommonSetting-StaffBaseRankRange'.B88" chart:label-cell-address="'MbmCommonSetting-StaffBaseRankRange'.B1:'MbmCommonSetting-StaffBaseRankRange'.B1" chart:class="chart:line">
            <chart:data-point chart:repeated="87"/>
          </chart:series>
          <chart:series chart:style-name="ch8" chart:values-cell-range-address="'MbmCommonSetting-StaffBaseRankRange'.C2:'MbmCommonSetting-StaffBaseRankRange'.C88" chart:label-cell-address="'MbmCommonSetting-StaffBaseRankRange'.C1:'MbmCommonSetting-StaffBaseRankRange'.C1" chart:class="chart:line">
            <chart:data-point chart:repeated="87"/>
          </chart:series>
          <chart:series chart:style-name="ch9" chart:values-cell-range-address="'MbmCommonSetting-StaffBaseRankRange'.D2:'MbmCommonSetting-StaffBaseRankRange'.D88" chart:label-cell-address="'MbmCommonSetting-StaffBaseRankRange'.D1:'MbmCommonSetting-StaffBaseRankRange'.D1" chart:class="chart:line">
            <chart:data-point chart:repeated="87"/>
          </chart:series>
          <chart:series chart:style-name="ch10" chart:values-cell-range-address="'MbmCommonSetting-StaffBaseRankRange'.E2:'MbmCommonSetting-StaffBaseRankRange'.E88" chart:label-cell-address="'MbmCommonSetting-StaffBaseRankRange'.E1:'MbmCommonSetting-StaffBaseRankRange'.E1" chart:class="chart:line">
            <chart:data-point chart:repeated="87"/>
          </chart:series>
          <chart:series chart:style-name="ch11" chart:values-cell-range-address="'MbmCommonSetting-StaffBaseRankRange'.F2:'MbmCommonSetting-StaffBaseRankRange'.F88" chart:label-cell-address="'MbmCommonSetting-StaffBaseRankRange'.F1:'MbmCommonSetting-StaffBaseRankRange'.F1" chart:class="chart:line">
            <chart:data-point chart:repeated="87"/>
          </chart:series>
          <chart:series chart:style-name="ch12" chart:values-cell-range-address="'MbmCommonSetting-StaffBaseRankRange'.G2:'MbmCommonSetting-StaffBaseRankRange'.G88" chart:label-cell-address="'MbmCommonSetting-StaffBaseRankRange'.G1:'MbmCommonSetting-StaffBaseRankRange'.G1" chart:class="chart:line">
            <chart:data-point chart:repeated="87"/>
          </chart:series>
          <chart:series chart:style-name="ch13" chart:values-cell-range-address="'MbmCommonSetting-StaffBaseRankRange'.H2:'MbmCommonSetting-StaffBaseRankRange'.H88" chart:label-cell-address="'MbmCommonSetting-StaffBaseRankRange'.H1:'MbmCommonSetting-StaffBaseRankRange'.H1" chart:class="chart:line">
            <chart:data-point chart:repeated="87"/>
          </chart:series>
          <chart:series chart:style-name="ch14" chart:values-cell-range-address="'MbmCommonSetting-StaffBaseRankRange'.I2:'MbmCommonSetting-StaffBaseRankRange'.I88" chart:label-cell-address="'MbmCommonSetting-StaffBaseRankRange'.I1:'MbmCommonSetting-StaffBaseRankRange'.I1" chart:class="chart:line">
            <chart:data-point chart:repeated="87"/>
          </chart:series>
          <chart:series chart:style-name="ch15" chart:values-cell-range-address="'MbmCommonSetting-StaffBaseRankRange'.J2:'MbmCommonSetting-StaffBaseRankRange'.J88" chart:label-cell-address="'MbmCommonSetting-StaffBaseRankRange'.J1:'MbmCommonSetting-StaffBaseRankRange'.J1" chart:class="chart:line">
            <chart:data-point chart:repeated="87"/>
          </chart:series>
          <chart:series chart:style-name="ch16" chart:values-cell-range-address="'MbmCommonSetting-StaffBaseRankRange'.K2:'MbmCommonSetting-StaffBaseRankRange'.K88" chart:label-cell-address="'MbmCommonSetting-StaffBaseRankRange'.K1:'MbmCommonSetting-StaffBaseRankRange'.K1" chart:class="chart:line">
            <chart:data-point chart:repeated="8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g</text:p>
                <draw:g>
                  <svg:desc>'MbmCommonSetting-StaffBaseRankRange'.B1:'MbmCommonSetting-StaffBaseRankRange'.B1</svg:desc>
                </draw:g>
              </table:table-cell>
              <table:table-cell office:value-type="string">
                <text:p>f</text:p>
                <draw:g>
                  <svg:desc>'MbmCommonSetting-StaffBaseRankRange'.C1:'MbmCommonSetting-StaffBaseRankRange'.C1</svg:desc>
                </draw:g>
              </table:table-cell>
              <table:table-cell office:value-type="string">
                <text:p>e</text:p>
                <draw:g>
                  <svg:desc>'MbmCommonSetting-StaffBaseRankRange'.D1:'MbmCommonSetting-StaffBaseRankRange'.D1</svg:desc>
                </draw:g>
              </table:table-cell>
              <table:table-cell office:value-type="string">
                <text:p>d</text:p>
                <draw:g>
                  <svg:desc>'MbmCommonSetting-StaffBaseRankRange'.E1:'MbmCommonSetting-StaffBaseRankRange'.E1</svg:desc>
                </draw:g>
              </table:table-cell>
              <table:table-cell office:value-type="string">
                <text:p>c</text:p>
                <draw:g>
                  <svg:desc>'MbmCommonSetting-StaffBaseRankRange'.F1:'MbmCommonSetting-StaffBaseRankRange'.F1</svg:desc>
                </draw:g>
              </table:table-cell>
              <table:table-cell office:value-type="string">
                <text:p>b</text:p>
                <draw:g>
                  <svg:desc>'MbmCommonSetting-StaffBaseRankRange'.G1:'MbmCommonSetting-StaffBaseRankRange'.G1</svg:desc>
                </draw:g>
              </table:table-cell>
              <table:table-cell office:value-type="string">
                <text:p>a</text:p>
                <draw:g>
                  <svg:desc>'MbmCommonSetting-StaffBaseRankRange'.H1:'MbmCommonSetting-StaffBaseRankRange'.H1</svg:desc>
                </draw:g>
              </table:table-cell>
              <table:table-cell office:value-type="string">
                <text:p>s</text:p>
                <draw:g>
                  <svg:desc>'MbmCommonSetting-StaffBaseRankRange'.I1:'MbmCommonSetting-StaffBaseRankRange'.I1</svg:desc>
                </draw:g>
              </table:table-cell>
              <table:table-cell office:value-type="string">
                <text:p>sp</text:p>
                <draw:g>
                  <svg:desc>'MbmCommonSetting-StaffBaseRankRange'.J1:'MbmCommonSetting-StaffBaseRankRange'.J1</svg:desc>
                </draw:g>
              </table:table-cell>
              <table:table-cell office:value-type="string">
                <text:p>spp</text:p>
                <draw:g>
                  <svg:desc>'MbmCommonSetting-StaffBaseRankRange'.K1:'MbmCommonSetting-StaffBaseRankRange'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MbmCommonSetting-StaffBaseRankRange'.A2:'MbmCommonSetting-StaffBaseRankRange'.A88</svg:desc>
                </draw:g>
              </table:table-cell>
              <table:table-cell office:value-type="float" office:value="NaN">
                <text:p>NaN</text:p>
                <draw:g>
                  <svg:desc>'MbmCommonSetting-StaffBaseRankRange'.M2:'MbmCommonSetting-StaffBaseRankRange'.M53</svg:desc>
                </draw:g>
              </table:table-cell>
              <table:table-cell office:value-type="float" office:value="10">
                <text:p>10</text:p>
                <draw:g>
                  <svg:desc>'MbmCommonSetting-StaffBaseRankRange'.B2:'MbmCommonSetting-StaffBaseRankRange'.B88</svg:desc>
                </draw:g>
              </table:table-cell>
              <table:table-cell office:value-type="float" office:value="90">
                <text:p>90</text:p>
                <draw:g>
                  <svg:desc>'MbmCommonSetting-StaffBaseRankRange'.C2:'MbmCommonSetting-StaffBaseRankRange'.C88</svg:desc>
                </draw:g>
              </table:table-cell>
              <table:table-cell office:value-type="float" office:value="0">
                <text:p>0</text:p>
                <draw:g>
                  <svg:desc>'MbmCommonSetting-StaffBaseRankRange'.D2:'MbmCommonSetting-StaffBaseRankRange'.D88</svg:desc>
                </draw:g>
              </table:table-cell>
              <table:table-cell office:value-type="float" office:value="0">
                <text:p>0</text:p>
                <draw:g>
                  <svg:desc>'MbmCommonSetting-StaffBaseRankRange'.E2:'MbmCommonSetting-StaffBaseRankRange'.E88</svg:desc>
                </draw:g>
              </table:table-cell>
              <table:table-cell office:value-type="float" office:value="0">
                <text:p>0</text:p>
                <draw:g>
                  <svg:desc>'MbmCommonSetting-StaffBaseRankRange'.F2:'MbmCommonSetting-StaffBaseRankRange'.F88</svg:desc>
                </draw:g>
              </table:table-cell>
              <table:table-cell office:value-type="float" office:value="0">
                <text:p>0</text:p>
                <draw:g>
                  <svg:desc>'MbmCommonSetting-StaffBaseRankRange'.G2:'MbmCommonSetting-StaffBaseRankRange'.G88</svg:desc>
                </draw:g>
              </table:table-cell>
              <table:table-cell office:value-type="float" office:value="0">
                <text:p>0</text:p>
                <draw:g>
                  <svg:desc>'MbmCommonSetting-StaffBaseRankRange'.H2:'MbmCommonSetting-StaffBaseRankRange'.H88</svg:desc>
                </draw:g>
              </table:table-cell>
              <table:table-cell office:value-type="float" office:value="0">
                <text:p>0</text:p>
                <draw:g>
                  <svg:desc>'MbmCommonSetting-StaffBaseRankRange'.I2:'MbmCommonSetting-StaffBaseRankRange'.I88</svg:desc>
                </draw:g>
              </table:table-cell>
              <table:table-cell office:value-type="float" office:value="0">
                <text:p>0</text:p>
                <draw:g>
                  <svg:desc>'MbmCommonSetting-StaffBaseRankRange'.J2:'MbmCommonSetting-StaffBaseRankRange'.J88</svg:desc>
                </draw:g>
              </table:table-cell>
              <table:table-cell office:value-type="float" office:value="0">
                <text:p>0</text:p>
                <draw:g>
                  <svg:desc>'MbmCommonSetting-StaffBaseRankRange'.K2:'MbmCommonSetting-StaffBaseRankRange'.K8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